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4a20c" officeooo:paragraph-rsid="0004a20c"/>
    </style:style>
    <style:style style:name="P2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 style:shadow="none"/>
      <style:text-properties style:font-name="arial" officeooo:rsid="0004a20c" officeooo:paragraph-rsid="0004a20c"/>
    </style:style>
    <style:style style:name="P3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weight="normal" officeooo:rsid="000b0e7a" officeooo:paragraph-rsid="000b0e7a" style:font-weight-asian="normal" style:font-weight-complex="normal"/>
    </style:style>
    <style:style style:name="T1" style:family="text">
      <style:text-properties officeooo:rsid="000b0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atística Descritiva <text:span text:style-name="T1">Visualização</text:span> – Resumo</text:p>
      <text:p text:style-name="P1"/>
      <text:list xml:id="list2547802495" text:style-name="L1">
        <text:list-item>
          <text:p text:style-name="P3">Histograma</text:p>
          <text:list>
            <text:list-item>
              <text:p text:style-name="P3">Distribuição de frequências</text:p>
            </text:list-item>
            <text:list-item>
              <text:p text:style-name="P3">Representação gráfica em colunas ou em barras</text:p>
            </text:list-item>
            <text:list-item>
              <text:p text:style-name="P3">Dividido em classes uniformes ou não uniformes</text:p>
            </text:list-item>
            <text:list-item>
              <text:p text:style-name="P3">A base de cada retângulo representa uma classe</text:p>
            </text:list-item>
            <text:list-item>
              <text:p text:style-name="P3">A altura de cada retângulo representa:</text:p>
              <text:list>
                <text:list-item>
                  <text:p text:style-name="P3">Quantidade</text:p>
                </text:list-item>
                <text:list-item>
                  <text:p text:style-name="P3">Frequência absoluta com que o valor da classe ocorre no conjunto de dados para classes uniformes</text:p>
                </text:list-item>
                <text:list-item>
                  <text:p text:style-name="P3">Densidade de frequência para classes não uniformes.</text:p>
                </text:list-item>
              </text:list>
            </text:list-item>
          </text:list>
        </text:list-item>
        <text:list-item>
          <text:p text:style-name="P3">Diagrama de Caixa (Box Plot)</text:p>
          <text:list>
            <text:list-item>
              <text:p text:style-name="P3">Representa a variação de dados observados de uma variável por meio de quartis.</text:p>
            </text:list-item>
            <text:list-item>
              <text:p text:style-name="P3">Reta (whisker ou fio de bigode) que estende-se verticalmente ou horizontalmente a partir da caixa, indicando a variabilidade fora do quartil superior e do quartil inferior.</text:p>
            </text:list-item>
            <text:list-item>
              <text:p text:style-name="P3">Outliers ficam como pontos individuais.</text:p>
            </text:list-item>
          </text:list>
        </text:list-item>
        <text:list-item>
          <text:p text:style-name="P3">Dispersão (Scatter Plot)</text:p>
          <text:list>
            <text:list-item>
              <text:p text:style-name="P3">Representa duas (tipicamente) ou mais variáveis.</text:p>
            </text:list-item>
            <text:list-item>
              <text:p text:style-name="P3">Utiliza coordenadas cartesianas para exibir valores de um conjunto de dados.</text:p>
            </text:list-item>
            <text:list-item>
              <text:p text:style-name="P3">São exibidos como uma coleção de pontos, cada um com o valor de uma variável.</text:p>
            </text:list-item>
          </text:list>
        </text:list-item>
        <text:list-item>
          <text:p text:style-name="P3">Matriz de Correlação</text:p>
          <text:list>
            <text:list-item>
              <text:p text:style-name="P3">Tabela</text:p>
            </text:list-item>
            <text:list-item>
              <text:p text:style-name="P3">Correlação entre valores de um conjunto de dados</text:p>
            </text:list-item>
            <text:list-item>
              <text:p text:style-name="P3">Cada linha é cruzada com outra para obter os valores de correlaçã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13:43.931575029</meta:creation-date>
    <dc:title>ABNT - Arial</dc:title>
    <meta:editing-duration>PT47M48S</meta:editing-duration>
    <meta:editing-cycles>7</meta:editing-cycles>
    <meta:generator>LibreOffice/6.0.7.3$Linux_X86_64 LibreOffice_project/00m0$Build-3</meta:generator>
    <dc:date>2020-04-21T19:50:23.360306327</dc:date>
    <meta:document-statistic meta:table-count="0" meta:image-count="0" meta:object-count="0" meta:page-count="1" meta:paragraph-count="22" meta:word-count="189" meta:character-count="1116" meta:non-whitespace-character-count="969"/>
    <meta:template xlink:type="simple" xlink:actuate="onRequest" xlink:title="ABNT - Arial" xlink:href="../../../../../../.config/libreoffice/4/user/template/ABNT%20-%20Arial.ott" meta:date="2020-04-21T14:13:40.601717477"/>
  </office:meta>
</office:document-meta>
</file>